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E000002574B545DCBED1BE7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3.577cm" draw:z-index="0"><draw:image xlink:href="Pictures/10000000000002EE000002574B545DCBED1BE7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4:26:52.161239113</meta:creation-date>
    <dc:date>2016-10-23T04:28:22.603727167</dc:date>
    <meta:editing-duration>PT1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